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232in" svg:height="3.1728in" svg:x="0in" svg:y="2.1469in">
            <draw:object draw:notify-on-update-of-ranges="Sheet1.A3:Sheet1.A10 Sheet1.B2:Sheet1.B2 Sheet1.B3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1772in" svg:height="3.1488in" svg:x="0in" svg:y="5.7071in">
            <draw:object draw:notify-on-update-of-ranges="Sheet1.A3:Sheet1.A10 Sheet1.C2:Sheet1.C2 Sheet1.C3:Sheet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1685in" svg:height="3.1441in" svg:x="0in" svg:y="9.2622in">
            <draw:object draw:notify-on-update-of-ranges="Sheet1.A3:Sheet1.A10 Sheet1.D2:Sheet1.D2 Sheet1.D3:Sheet1.D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224in" svg:height="3.1717in" svg:x="7.1114in" svg:y="2.1382in">
            <draw:object draw:notify-on-update-of-ranges="Sheet1.A3:Sheet1.A10 Sheet1.E2:Sheet1.E2 Sheet1.E3:Sheet1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1772in" svg:height="3.1488in" svg:x="7.111in" svg:y="5.7024in">
            <draw:object draw:notify-on-update-of-ranges="Sheet1.A3:Sheet1.A10 Sheet1.F2:Sheet1.F2 Sheet1.F3:Sheet1.F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1685in" svg:height="3.1441in" svg:x="7.1339in" svg:y="9.2551in">
            <draw:object draw:notify-on-update-of-ranges="Sheet1.A3:Sheet1.A10 Sheet1.G2:Sheet1.G2 Sheet1.G3:Sheet1.G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224in" svg:height="3.1717in" svg:x="14.2228in" svg:y="2.1382in">
            <draw:object draw:notify-on-update-of-ranges="Sheet1.A3:Sheet1.A10 Sheet1.H2:Sheet1.H2 Sheet1.H3:Sheet1.H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1772in" svg:height="3.1488in" svg:x="14.2224in" svg:y="5.7024in">
            <draw:object draw:notify-on-update-of-ranges="Sheet1.A3:Sheet1.A10 Sheet1.I2:Sheet1.I2 Sheet1.I3:Sheet1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1685in" svg:height="3.1441in" svg:x="14.2224in" svg:y="9.2661in">
            <draw:object draw:notify-on-update-of-ranges="Sheet1.A3:Sheet1.A10 Sheet1.J2:Sheet1.J2 Sheet1.J3:Sheet1.J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224in" svg:height="3.1717in" svg:x="21.5492in" svg:y="2.1331in">
            <draw:object draw:notify-on-update-of-ranges="Sheet1.A3:Sheet1.A10 Sheet1.H2:Sheet1.H2 Sheet1.N3:Sheet1.N1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1772in" svg:height="3.1488in" svg:x="21.5488in" svg:y="5.6886in">
            <draw:object draw:notify-on-update-of-ranges="Sheet1.A3:Sheet1.A10 Sheet1.I2:Sheet1.I2 Sheet1.O3:Sheet1.O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6.1685in" svg:height="3.1441in" svg:x="21.5488in" svg:y="9.4217in">
            <draw:object draw:notify-on-update-of-ranges="Sheet1.A3:Sheet1.A10 Sheet1.J2:Sheet1.J2 Sheet1.P3:Sheet1.P1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2" table:default-cell-style-name="ce1"/>
        <table:table-column table:style-name="co2" table:default-cell-style-name="ce1"/>
        <table:table-column table:style-name="co1" table:number-columns-repeated="1001" table:default-cell-style-name="ce1"/>
        <table:table-row table:style-name="ro1">
          <table:table-cell table:style-name="ce3" office:value-type="string" calcext:value-type="string">
            <text:p>OpenMP</text:p>
          </table:table-cell>
          <table:table-cell table:style-name="ce6" office:value-type="string" calcext:value-type="string" table:number-columns-spanned="3" table:number-rows-spanned="1">
            <text:p>A: 250x250x250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A: 500x500x500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A: 100x100x100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A: 50x50x50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A: 25x25x25</text:p>
          </table:table-cell>
          <table:covered-table-cell table:number-columns-repeated="2"/>
          <table:table-cell table:style-name="Default"/>
          <table:table-cell/>
          <table:table-cell table:style-name="ce6"/>
          <table:table-cell table:number-columns-repeated="3"/>
          <table:table-cell table:style-name="ce11"/>
          <table:table-cell table:style-name="ce6" table:number-columns-spanned="3" table:number-rows-spanned="1"/>
          <table:covered-table-cell table:number-columns-repeated="2"/>
          <table:table-cell table:style-name="ce6" table:number-columns-spanned="3" table:number-rows-spanned="1"/>
          <table:covered-table-cell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n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637741" calcext:value-type="float">
            <text:p>0.637741</text:p>
          </table:table-cell>
          <table:table-cell table:formula="of:=[.$B$3]/[.$B3]" office:value-type="float" office:value="1" calcext:value-type="float">
            <text:p>1</text:p>
          </table:table-cell>
          <table:table-cell table:formula="of:=[.$C3]/[.$A3]" office:value-type="float" office:value="1" calcext:value-type="float">
            <text:p>1</text:p>
          </table:table-cell>
          <table:table-cell table:style-name="ce7" office:value-type="float" office:value="5.10827" calcext:value-type="float">
            <text:p>5.10827</text:p>
          </table:table-cell>
          <table:table-cell table:formula="of:=[.$E$3]/[.$E3]" office:value-type="float" office:value="1" calcext:value-type="float">
            <text:p>1</text:p>
          </table:table-cell>
          <table:table-cell table:formula="of:=[.$F3]/[.$A3]" office:value-type="float" office:value="1" calcext:value-type="float">
            <text:p>1</text:p>
          </table:table-cell>
          <table:table-cell table:style-name="ce7" office:value-type="float" office:value="0.0415579" calcext:value-type="float">
            <text:p>0.0415579</text:p>
          </table:table-cell>
          <table:table-cell table:formula="of:=[.$H$3]/[.$H3]" office:value-type="float" office:value="1" calcext:value-type="float">
            <text:p>1</text:p>
          </table:table-cell>
          <table:table-cell table:formula="of:=[.$I3]/[.$A3]" office:value-type="float" office:value="1" calcext:value-type="float">
            <text:p>1</text:p>
          </table:table-cell>
          <table:table-cell table:style-name="ce7" office:value-type="float" office:value="0.00260849" calcext:value-type="float">
            <text:p>0.00260849</text:p>
          </table:table-cell>
          <table:table-cell table:formula="of:=[.$K$3]/[.$K3]" office:value-type="float" office:value="1" calcext:value-type="float">
            <text:p>1</text:p>
          </table:table-cell>
          <table:table-cell table:formula="of:=[.$L3]/[.$A3]" office:value-type="float" office:value="1" calcext:value-type="float">
            <text:p>1</text:p>
          </table:table-cell>
          <table:table-cell table:style-name="ce7" office:value-type="float" office:value="0.000333526" calcext:value-type="float">
            <text:p>0.000333526</text:p>
          </table:table-cell>
          <table:table-cell table:formula="of:=[.$N$3]/[.$N3]" office:value-type="float" office:value="1" calcext:value-type="float">
            <text:p>1</text:p>
          </table:table-cell>
          <table:table-cell table:formula="of:=[.$O3]/[.$A3]" office:value-type="float" office:value="1" calcext:value-type="float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340672" calcext:value-type="float">
            <text:p>0.340672</text:p>
          </table:table-cell>
          <table:table-cell table:formula="of:=[.$B$3]/[.$B4]" office:value-type="float" office:value="1.87200885309036" calcext:value-type="float">
            <text:p>1.87200885309036</text:p>
          </table:table-cell>
          <table:table-cell table:formula="of:=[.$C4]/[.$A4]" office:value-type="float" office:value="0.936004426545181" calcext:value-type="float">
            <text:p>0.936004426545181</text:p>
          </table:table-cell>
          <table:table-cell table:style-name="ce7" office:value-type="float" office:value="2.72365" calcext:value-type="float">
            <text:p>2.72365</text:p>
          </table:table-cell>
          <table:table-cell table:formula="of:=[.$E$3]/[.$E4]" office:value-type="float" office:value="1.87552365392029" calcext:value-type="float">
            <text:p>1.87552365392029</text:p>
          </table:table-cell>
          <table:table-cell table:formula="of:=[.$F4]/[.$A4]" office:value-type="float" office:value="0.937761826960145" calcext:value-type="float">
            <text:p>0.937761826960145</text:p>
          </table:table-cell>
          <table:table-cell table:style-name="ce7" office:value-type="float" office:value="0.0116324" calcext:value-type="float">
            <text:p>0.0116324</text:p>
          </table:table-cell>
          <table:table-cell table:formula="of:=[.$H$3]/[.$H4]" office:value-type="float" office:value="3.57259894776658" calcext:value-type="float">
            <text:p>3.57259894776658</text:p>
          </table:table-cell>
          <table:table-cell table:formula="of:=[.$I4]/[.$A4]" office:value-type="float" office:value="1.78629947388329" calcext:value-type="float">
            <text:p>1.78629947388329</text:p>
          </table:table-cell>
          <table:table-cell table:style-name="ce7" office:value-type="float" office:value="0.00150909" calcext:value-type="float">
            <text:p>0.00150909</text:p>
          </table:table-cell>
          <table:table-cell table:formula="of:=[.$K$3]/[.$K4]" office:value-type="float" office:value="1.72851851115573" calcext:value-type="float">
            <text:p>1.72851851115573</text:p>
          </table:table-cell>
          <table:table-cell table:formula="of:=[.$L4]/[.$A4]" office:value-type="float" office:value="0.864259255577865" calcext:value-type="float">
            <text:p>0.864259255577865</text:p>
          </table:table-cell>
          <table:table-cell table:style-name="ce7" office:value-type="float" office:value="0.000210751" calcext:value-type="float">
            <text:p>0.000210751</text:p>
          </table:table-cell>
          <table:table-cell table:formula="of:=[.$N$3]/[.$N4]" office:value-type="float" office:value="1.58255951335937" calcext:value-type="float">
            <text:p>1.58255951335937</text:p>
          </table:table-cell>
          <table:table-cell table:formula="of:=[.$O4]/[.$A4]" office:value-type="float" office:value="0.791279756679683" calcext:value-type="float">
            <text:p>0.791279756679683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20087" calcext:value-type="float">
            <text:p>0.200870</text:p>
          </table:table-cell>
          <table:table-cell table:formula="of:=[.$B$3]/[.$B5]" office:value-type="float" office:value="3.17489421018569" calcext:value-type="float">
            <text:p>3.17489421018569</text:p>
          </table:table-cell>
          <table:table-cell table:formula="of:=[.$C5]/[.$A5]" office:value-type="float" office:value="0.793723552546423" calcext:value-type="float">
            <text:p>0.793723552546423</text:p>
          </table:table-cell>
          <table:table-cell table:style-name="ce7" office:value-type="float" office:value="1.65562" calcext:value-type="float">
            <text:p>1.65562</text:p>
          </table:table-cell>
          <table:table-cell table:formula="of:=[.$E$3]/[.$E5]" office:value-type="float" office:value="3.08541211147486" calcext:value-type="float">
            <text:p>3.08541211147486</text:p>
          </table:table-cell>
          <table:table-cell table:formula="of:=[.$F5]/[.$A5]" office:value-type="float" office:value="0.771353027868714" calcext:value-type="float">
            <text:p>0.771353027868714</text:p>
          </table:table-cell>
          <table:table-cell table:style-name="ce7" office:value-type="float" office:value="0.0119301" calcext:value-type="float">
            <text:p>0.0119301</text:p>
          </table:table-cell>
          <table:table-cell table:formula="of:=[.$H$3]/[.$H5]" office:value-type="float" office:value="3.48344942624119" calcext:value-type="float">
            <text:p>3.48344942624119</text:p>
          </table:table-cell>
          <table:table-cell table:formula="of:=[.$I5]/[.$A5]" office:value-type="float" office:value="0.870862356560297" calcext:value-type="float">
            <text:p>0.870862356560297</text:p>
          </table:table-cell>
          <table:table-cell table:style-name="ce7" office:value-type="float" office:value="0.000999041" calcext:value-type="float">
            <text:p>0.000999041</text:p>
          </table:table-cell>
          <table:table-cell table:formula="of:=[.$K$3]/[.$K5]" office:value-type="float" office:value="2.61099394319152" calcext:value-type="float">
            <text:p>2.61099394319152</text:p>
          </table:table-cell>
          <table:table-cell table:formula="of:=[.$L5]/[.$A5]" office:value-type="float" office:value="0.65274848579788" calcext:value-type="float">
            <text:p>0.65274848579788</text:p>
          </table:table-cell>
          <table:table-cell table:style-name="ce7" office:value-type="float" office:value="0.000150763" calcext:value-type="float">
            <text:p>0.000150763</text:p>
          </table:table-cell>
          <table:table-cell table:formula="of:=[.$N$3]/[.$N5]" office:value-type="float" office:value="2.21225366966696" calcext:value-type="float">
            <text:p>2.21225366966696</text:p>
          </table:table-cell>
          <table:table-cell table:formula="of:=[.$O5]/[.$A5]" office:value-type="float" office:value="0.55306341741674" calcext:value-type="float">
            <text:p>0.55306341741674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151814" calcext:value-type="float">
            <text:p>0.151814</text:p>
          </table:table-cell>
          <table:table-cell table:formula="of:=[.$B$3]/[.$B6]" office:value-type="float" office:value="4.20080493235143" calcext:value-type="float">
            <text:p>4.20080493235143</text:p>
          </table:table-cell>
          <table:table-cell table:formula="of:=[.$C6]/[.$A6]" office:value-type="float" office:value="0.525100616543929" calcext:value-type="float">
            <text:p>0.525100616543929</text:p>
          </table:table-cell>
          <table:table-cell table:style-name="ce7" office:value-type="float" office:value="1.29287" calcext:value-type="float">
            <text:p>1.29287</text:p>
          </table:table-cell>
          <table:table-cell table:formula="of:=[.$E$3]/[.$E6]" office:value-type="float" office:value="3.95110877350391" calcext:value-type="float">
            <text:p>3.95110877350391</text:p>
          </table:table-cell>
          <table:table-cell table:formula="of:=[.$F6]/[.$A6]" office:value-type="float" office:value="0.493888596687989" calcext:value-type="float">
            <text:p>0.493888596687989</text:p>
          </table:table-cell>
          <table:table-cell table:style-name="ce7" office:value-type="float" office:value="0.00815887" calcext:value-type="float">
            <text:p>0.00815887</text:p>
          </table:table-cell>
          <table:table-cell table:formula="of:=[.$H$3]/[.$H6]" office:value-type="float" office:value="5.09358526364558" calcext:value-type="float">
            <text:p>5.09358526364558</text:p>
          </table:table-cell>
          <table:table-cell table:formula="of:=[.$I6]/[.$A6]" office:value-type="float" office:value="0.636698157955697" calcext:value-type="float">
            <text:p>0.636698157955697</text:p>
          </table:table-cell>
          <table:table-cell table:style-name="ce7" office:value-type="float" office:value="0.000843628" calcext:value-type="float">
            <text:p>0.000843628</text:p>
          </table:table-cell>
          <table:table-cell table:formula="of:=[.$K$3]/[.$K6]" office:value-type="float" office:value="3.09199078266724" calcext:value-type="float">
            <text:p>3.09199078266724</text:p>
          </table:table-cell>
          <table:table-cell table:formula="of:=[.$L6]/[.$A6]" office:value-type="float" office:value="0.386498847833405" calcext:value-type="float">
            <text:p>0.386498847833405</text:p>
          </table:table-cell>
          <table:table-cell table:style-name="ce7" office:value-type="float" office:value="0.000131898" calcext:value-type="float">
            <text:p>0.000131898</text:p>
          </table:table-cell>
          <table:table-cell table:formula="of:=[.$N$3]/[.$N6]" office:value-type="float" office:value="2.52866609046384" calcext:value-type="float">
            <text:p>2.52866609046384</text:p>
          </table:table-cell>
          <table:table-cell table:formula="of:=[.$O6]/[.$A6]" office:value-type="float" office:value="0.31608326130798" calcext:value-type="float">
            <text:p>0.31608326130798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0.11758" calcext:value-type="float">
            <text:p>0.117580</text:p>
          </table:table-cell>
          <table:table-cell table:formula="of:=[.$B$3]/[.$B7]" office:value-type="float" office:value="5.4238901173669" calcext:value-type="float">
            <text:p>5.4238901173669</text:p>
          </table:table-cell>
          <table:table-cell table:formula="of:=[.$C7]/[.$A7]" office:value-type="float" office:value="0.338993132335431" calcext:value-type="float">
            <text:p>0.338993132335431</text:p>
          </table:table-cell>
          <table:table-cell table:style-name="ce7" office:value-type="float" office:value="1.13976" calcext:value-type="float">
            <text:p>1.13976</text:p>
          </table:table-cell>
          <table:table-cell table:formula="of:=[.$E$3]/[.$E7]" office:value-type="float" office:value="4.4818821506282" calcext:value-type="float">
            <text:p>4.4818821506282</text:p>
          </table:table-cell>
          <table:table-cell table:formula="of:=[.$F7]/[.$A7]" office:value-type="float" office:value="0.280117634414263" calcext:value-type="float">
            <text:p>0.280117634414263</text:p>
          </table:table-cell>
          <table:table-cell table:style-name="ce7" office:value-type="float" office:value="0.00603095" calcext:value-type="float">
            <text:p>0.00603095</text:p>
          </table:table-cell>
          <table:table-cell table:formula="of:=[.$H$3]/[.$H7]" office:value-type="float" office:value="6.89077176895846" calcext:value-type="float">
            <text:p>6.89077176895846</text:p>
          </table:table-cell>
          <table:table-cell table:formula="of:=[.$I7]/[.$A7]" office:value-type="float" office:value="0.430673235559903" calcext:value-type="float">
            <text:p>0.430673235559903</text:p>
          </table:table-cell>
          <table:table-cell table:style-name="ce7" office:value-type="float" office:value="0.000847758" calcext:value-type="float">
            <text:p>0.000847758</text:p>
          </table:table-cell>
          <table:table-cell table:formula="of:=[.$K$3]/[.$K7]" office:value-type="float" office:value="3.07692761377657" calcext:value-type="float">
            <text:p>3.07692761377657</text:p>
          </table:table-cell>
          <table:table-cell table:formula="of:=[.$L7]/[.$A7]" office:value-type="float" office:value="0.192307975861036" calcext:value-type="float">
            <text:p>0.192307975861036</text:p>
          </table:table-cell>
          <table:table-cell table:style-name="ce7" office:value-type="float" office:value="0.000142215" calcext:value-type="float">
            <text:p>0.000142215</text:p>
          </table:table-cell>
          <table:table-cell table:formula="of:=[.$N$3]/[.$N7]" office:value-type="float" office:value="2.34522378089512" calcext:value-type="float">
            <text:p>2.34522378089512</text:p>
          </table:table-cell>
          <table:table-cell table:formula="of:=[.$O7]/[.$A7]" office:value-type="float" office:value="0.146576486305945" calcext:value-type="float">
            <text:p>0.146576486305945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float" office:value="0.122393" calcext:value-type="float">
            <text:p>0.122393</text:p>
          </table:table-cell>
          <table:table-cell table:formula="of:=[.$B$3]/[.$B8]" office:value-type="float" office:value="5.21060027942775" calcext:value-type="float">
            <text:p>5.21060027942775</text:p>
          </table:table-cell>
          <table:table-cell table:formula="of:=[.$C8]/[.$A8]" office:value-type="float" office:value="0.162831258732117" calcext:value-type="float">
            <text:p>0.162831258732117</text:p>
          </table:table-cell>
          <table:table-cell table:style-name="ce7" office:value-type="float" office:value="1.1169" calcext:value-type="float">
            <text:p>1.1169</text:p>
          </table:table-cell>
          <table:table-cell table:formula="of:=[.$E$3]/[.$E8]" office:value-type="float" office:value="4.5736144686185" calcext:value-type="float">
            <text:p>4.5736144686185</text:p>
          </table:table-cell>
          <table:table-cell table:formula="of:=[.$F8]/[.$A8]" office:value-type="float" office:value="0.142925452144328" calcext:value-type="float">
            <text:p>0.142925452144328</text:p>
          </table:table-cell>
          <table:table-cell table:style-name="ce7" office:value-type="float" office:value="0.00602311" calcext:value-type="float">
            <text:p>0.00602311</text:p>
          </table:table-cell>
          <table:table-cell table:formula="of:=[.$H$3]/[.$H8]" office:value-type="float" office:value="6.89974116361813" calcext:value-type="float">
            <text:p>6.89974116361813</text:p>
          </table:table-cell>
          <table:table-cell table:formula="of:=[.$I8]/[.$A8]" office:value-type="float" office:value="0.215616911363067" calcext:value-type="float">
            <text:p>0.215616911363067</text:p>
          </table:table-cell>
          <table:table-cell table:style-name="ce7" office:value-type="float" office:value="0.000878899" calcext:value-type="float">
            <text:p>0.000878899</text:p>
          </table:table-cell>
          <table:table-cell table:formula="of:=[.$K$3]/[.$K8]" office:value-type="float" office:value="2.96790643748599" calcext:value-type="float">
            <text:p>2.96790643748599</text:p>
          </table:table-cell>
          <table:table-cell table:formula="of:=[.$L8]/[.$A8]" office:value-type="float" office:value="0.0927470761714372" calcext:value-type="float">
            <text:p>0.092747076171437</text:p>
          </table:table-cell>
          <table:table-cell table:style-name="ce7" office:value-type="float" office:value="0.000149845" calcext:value-type="float">
            <text:p>0.000149845</text:p>
          </table:table-cell>
          <table:table-cell table:formula="of:=[.$N$3]/[.$N8]" office:value-type="float" office:value="2.22580666688912" calcext:value-type="float">
            <text:p>2.22580666688912</text:p>
          </table:table-cell>
          <table:table-cell table:formula="of:=[.$O8]/[.$A8]" office:value-type="float" office:value="0.069556458340285" calcext:value-type="float">
            <text:p>0.069556458340285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0.126521" calcext:value-type="float">
            <text:p>0.126521</text:p>
          </table:table-cell>
          <table:table-cell table:formula="of:=[.$B$3]/[.$B9]" office:value-type="float" office:value="5.04059405158037" calcext:value-type="float">
            <text:p>5.04059405158037</text:p>
          </table:table-cell>
          <table:table-cell table:formula="of:=[.$C9]/[.$A9]" office:value-type="float" office:value="0.0787592820559433" calcext:value-type="float">
            <text:p>0.078759282055943</text:p>
          </table:table-cell>
          <table:table-cell table:style-name="ce7" office:value-type="float" office:value="1.16528" calcext:value-type="float">
            <text:p>1.16528</text:p>
          </table:table-cell>
          <table:table-cell table:formula="of:=[.$E$3]/[.$E9]" office:value-type="float" office:value="4.38372751613346" calcext:value-type="float">
            <text:p>4.38372751613346</text:p>
          </table:table-cell>
          <table:table-cell table:formula="of:=[.$F9]/[.$A9]" office:value-type="float" office:value="0.0684957424395853" calcext:value-type="float">
            <text:p>0.068495742439585</text:p>
          </table:table-cell>
          <table:table-cell table:style-name="ce7" office:value-type="float" office:value="0.00660096" calcext:value-type="float">
            <text:p>0.00660096</text:p>
          </table:table-cell>
          <table:table-cell table:formula="of:=[.$H$3]/[.$H9]" office:value-type="float" office:value="6.29573577176653" calcext:value-type="float">
            <text:p>6.29573577176653</text:p>
          </table:table-cell>
          <table:table-cell table:formula="of:=[.$I9]/[.$A9]" office:value-type="float" office:value="0.098370871433852" calcext:value-type="float">
            <text:p>0.098370871433852</text:p>
          </table:table-cell>
          <table:table-cell table:style-name="ce7" office:value-type="float" office:value="0.000922261" calcext:value-type="float">
            <text:p>0.000922261</text:p>
          </table:table-cell>
          <table:table-cell table:formula="of:=[.$K$3]/[.$K9]" office:value-type="float" office:value="2.8283642049268" calcext:value-type="float">
            <text:p>2.8283642049268</text:p>
          </table:table-cell>
          <table:table-cell table:formula="of:=[.$L9]/[.$A9]" office:value-type="float" office:value="0.0441931907019813" calcext:value-type="float">
            <text:p>0.044193190701981</text:p>
          </table:table-cell>
          <table:table-cell table:style-name="ce7" office:value-type="float" office:value="0.000175981" calcext:value-type="float">
            <text:p>0.000175981</text:p>
          </table:table-cell>
          <table:table-cell table:formula="of:=[.$N$3]/[.$N9]" office:value-type="float" office:value="1.89523869054046" calcext:value-type="float">
            <text:p>1.89523869054046</text:p>
          </table:table-cell>
          <table:table-cell table:formula="of:=[.$O9]/[.$A9]" office:value-type="float" office:value="0.0296131045396946" calcext:value-type="float">
            <text:p>0.029613104539695</text:p>
          </table:table-cell>
          <table:table-cell table:style-name="Default"/>
          <table:table-cell table:number-columns-repeated="100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 number:title="User-defined">
      <number:number number:decimal-places="6" loext:min-decimal-places="6" number:min-integer-digits="1"/>
    </number:number-style>
    <number:number-style style:name="N123" number:title="User-defined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2:51:49.499319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6:58:32.835740461</meta:creation-date>
    <dc:date>2022-04-25T12:02:54.396479692</dc:date>
    <meta:editing-duration>PT5H53M7S</meta:editing-duration>
    <meta:editing-cycles>104</meta:editing-cycles>
    <meta:generator>LibreOffice/6.4.7.2$Linux_X86_64 LibreOffice_project/40$Build-2</meta:generator>
    <meta:document-statistic meta:table-count="1" meta:cell-count="134" meta:object-count="12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2">
      <style:chart-properties chart:display-label="true" chart:logarithmic="true" chart:maximum="1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8cm" svg:height="8.06cm" xlink:href=".." xlink:type="simple" chart:class="chart:scatter" chart:style-name="ch1">
        <chart:title svg:x="6.511cm" svg:y="0.297cm" chart:style-name="ch2">
          <text:p>250x250x250</text:p>
        </chart:title>
        <chart:legend chart:legend-position="end" svg:x="13.013cm" svg:y="0.391cm" style:legend-expansion="custom" chartooo:width="2.286cm" chartooo:height="0.991cm" style:legend-expansion-aspect-ratio="2.30676084762866" chart:style-name="ch3"/>
        <chart:plot-area chart:style-name="ch4" table:cell-range-address="Sheet1.A3:Sheet1.B10 Sheet1.B2:Sheet1.B2" chart:data-source-has-labels="row" svg:x="1.116cm" svg:y="0.165cm" svg:width="14.421cm" svg:height="7.058cm">
          <chartooo:coordinate-region svg:x="2.187cm" svg:y="0.391cm" svg:width="13.11cm" svg:height="6.132cm"/>
          <chart:axis chart:dimension="x" chart:name="primary-x" chart:style-name="ch5">
            <chart:title svg:x="5.842cm" svg:y="7.113cm" chart:style-name="ch6">
              <text:p> number of threads</text:p>
            </chart:title>
          </chart:axis>
          <chart:axis chart:dimension="y" chart:name="primary-y" chart:style-name="ch7">
            <chart:title svg:x="0.003cm" svg:y="4.968cm" chart:style-name="ch8">
              <text:p>time, sec</text:p>
            </chart:title>
            <chart:grid chart:style-name="ch9" chart:class="major"/>
          </chart:axis>
          <chart:series chart:style-name="ch10" chart:values-cell-range-address="Sheet1.B3:Sheet1.B10" chart:label-cell-address="Sheet1.B2:Sheet1.B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637741">
                <text:p>0.637741</text:p>
                <draw:g>
                  <svg:desc>Sheet1.B3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40672">
                <text:p>0.340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0087">
                <text:p>0.20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51814">
                <text:p>0.151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1758">
                <text:p>0.11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22393">
                <text:p>0.122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26521">
                <text:p>0.126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6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126">
      <style:chart-properties chart:display-label="true" chart:logarithmic="true" chart:maximum="0.0005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title svg:x="6.867cm" svg:y="0.297cm" chart:style-name="ch2">
          <text:p>25x25x25</text:p>
        </chart:title>
        <chart:legend chart:legend-position="end" svg:x="13.005cm" svg:y="0.416cm" style:legend-expansion="custom" chartooo:width="2.273cm" chartooo:height="1.006cm" style:legend-expansion-aspect-ratio="2.25944333996024" chart:style-name="ch3"/>
        <chart:plot-area chart:style-name="ch4" table:cell-range-address="Sheet1.A3:Sheet1.A10 Sheet1.H2:Sheet1.H2 Sheet1.N3:Sheet1.N10" chart:data-source-has-labels="row" svg:x="0.866cm" svg:y="0.39cm" svg:width="14.667cm" svg:height="6.829cm">
          <chartooo:coordinate-region svg:x="2.652cm" svg:y="0.39cm" svg:width="12.641cm" svg:height="6.129cm"/>
          <chart:axis chart:dimension="x" chart:name="primary-x" chart:style-name="ch5">
            <chart:title svg:x="5.715cm" svg:y="7.11cm" chart:style-name="ch6">
              <text:p> number of threads</text:p>
            </chart:title>
          </chart:axis>
          <chart:axis chart:dimension="y" chart:name="primary-y" chart:style-name="ch7">
            <chart:title svg:x="0.001cm" svg:y="5.044cm" chart:style-name="ch8">
              <text:p>time, sec</text:p>
            </chart:title>
            <chart:grid chart:style-name="ch9" chart:class="major"/>
          </chart:axis>
          <chart:series chart:style-name="ch10" chart:values-cell-range-address="Sheet1.N3:Sheet1.N10" chart:label-cell-address="Sheet1.H2:Sheet1.H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000333526">
                <text:p>0.000333526</text:p>
                <draw:g>
                  <svg:desc>Sheet1.N3:Sheet1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10751">
                <text:p>0.000210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150763">
                <text:p>0.000150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0131898">
                <text:p>0.000131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0142215">
                <text:p>0.000142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00149845">
                <text:p>0.000149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00175981">
                <text:p>0.000175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title svg:x="6.773cm" svg:y="0.387cm" chart:style-name="ch2">
          <text:p>25x25x25</text:p>
        </chart:title>
        <chart:legend chart:legend-position="end" svg:x="12.181cm" svg:y="5.458cm" style:legend-expansion="custom" chartooo:width="2.967cm" chartooo:height="0.983cm" style:legend-expansion-aspect-ratio="3.01831129196338" chart:style-name="ch3"/>
        <chart:plot-area chart:style-name="ch4" table:cell-range-address="Sheet1.A3:Sheet1.A10 Sheet1.I2:Sheet1.I2 Sheet1.O3:Sheet1.O10" chart:data-source-has-labels="row" svg:x="1.461cm" svg:y="0.162cm" svg:width="13.963cm" svg:height="7.012cm">
          <chartooo:coordinate-region svg:x="1.95cm" svg:y="0.388cm" svg:width="13.235cm" svg:height="6.086cm"/>
          <chart:axis chart:dimension="x" chart:name="primary-x" chart:style-name="ch5">
            <chart:title svg:x="5.958cm" svg:y="7.052cm" chart:style-name="ch6">
              <text:p> number of threads</text:p>
            </chart:title>
          </chart:axis>
          <chart:axis chart:dimension="y" chart:name="primary-y" chart:style-name="ch7">
            <chart:title svg:x="0.201cm" svg:y="5.702cm" chart:style-name="ch8">
              <text:p>speedup, times</text:p>
            </chart:title>
            <chart:grid chart:style-name="ch9" chart:class="major"/>
          </chart:axis>
          <chart:series chart:style-name="ch10" chart:values-cell-range-address="Sheet1.O3:Sheet1.O10" chart:label-cell-address="Sheet1.I2:Sheet1.I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O3:Sheet1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8255951335937">
                <text:p>1.58255951335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1225366966696">
                <text:p>2.21225366966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52866609046384">
                <text:p>2.52866609046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34522378089512">
                <text:p>2.34522378089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.22580666688912">
                <text:p>2.22580666688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89523869054046">
                <text:p>1.89523869054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title svg:x="6.798cm" svg:y="0.295cm" chart:style-name="ch2">
          <text:p>50x50x50</text:p>
        </chart:title>
        <chart:legend chart:legend-position="end" svg:x="12.207cm" svg:y="0.347cm" style:legend-expansion="custom" chartooo:width="2.993cm" chartooo:height="0.868cm" style:legend-expansion-aspect-ratio="3.44815668202765" chart:style-name="ch3"/>
        <chart:plot-area chart:style-name="ch4" table:cell-range-address="Sheet1.A3:Sheet1.A10 Sheet1.J2:Sheet1.J2 Sheet1.P3:Sheet1.P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5">
            <chart:title svg:x="5.853cm" svg:y="7.04cm" chart:style-name="ch6">
              <text:p> number of threads</text:p>
            </chart:title>
          </chart:axis>
          <chart:axis chart:dimension="y" chart:name="primary-y" chart:style-name="ch7">
            <chart:title svg:x="0.001cm" svg:y="6.183cm" chart:style-name="ch8">
              <text:p>speedup / nthreads</text:p>
            </chart:title>
            <chart:grid chart:style-name="ch9" chart:class="major"/>
          </chart:axis>
          <chart:series chart:style-name="ch10" chart:values-cell-range-address="Sheet1.P3:Sheet1.P10" chart:label-cell-address="Sheet1.J2:Sheet1.J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P3:Sheet1.P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91279756679683">
                <text:p>0.791279756679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5306341741674">
                <text:p>0.55306341741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1608326130798">
                <text:p>0.31608326130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46576486305945">
                <text:p>0.146576486305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69556458340285">
                <text:p>0.069556458340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296131045396946">
                <text:p>0.0296131045396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7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title svg:x="6.452cm" svg:y="0.295cm" chart:style-name="ch2">
          <text:p>250x250x250</text:p>
        </chart:title>
        <chart:legend chart:legend-position="end" svg:x="12.284cm" svg:y="5.489cm" style:legend-expansion="custom" chartooo:width="2.873cm" chartooo:height="0.969cm" style:legend-expansion-aspect-ratio="2.96491228070175" chart:style-name="ch3"/>
        <chart:plot-area chart:style-name="ch4" table:cell-range-address="Sheet1.A3:Sheet1.A10 Sheet1.C2:Sheet1.C10" chart:data-source-has-labels="row" svg:x="1.461cm" svg:y="0.161cm" svg:width="13.963cm" svg:height="7.013cm">
          <chartooo:coordinate-region svg:x="1.95cm" svg:y="0.388cm" svg:width="13.235cm" svg:height="6.086cm"/>
          <chart:axis chart:dimension="x" chart:name="primary-x" chart:style-name="ch5">
            <chart:title svg:x="5.958cm" svg:y="7.052cm" chart:style-name="ch6">
              <text:p> number of threads</text:p>
            </chart:title>
          </chart:axis>
          <chart:axis chart:dimension="y" chart:name="primary-y" chart:style-name="ch7">
            <chart:title svg:x="0.201cm" svg:y="5.701cm" chart:style-name="ch8">
              <text:p>speedup, times</text:p>
            </chart:title>
            <chart:grid chart:style-name="ch9" chart:class="major"/>
          </chart:axis>
          <chart:series chart:style-name="ch10" chart:values-cell-range-address="Sheet1.C3:Sheet1.C10" chart:label-cell-address="Sheet1.C2:Sheet1.C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C3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7200885309036">
                <text:p>1.87200885309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17489421018569">
                <text:p>3.17489421018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20080493235143">
                <text:p>4.20080493235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.4238901173669">
                <text:p>5.4238901173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.21060027942775">
                <text:p>5.21060027942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.04059405158037">
                <text:p>5.04059405158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title svg:x="6.441cm" svg:y="0.295cm" chart:style-name="ch2">
          <text:p>250x250x250</text:p>
        </chart:title>
        <chart:legend chart:legend-position="end" svg:x="12.207cm" svg:y="0.36cm" style:legend-expansion="custom" chartooo:width="3.032cm" chartooo:height="0.9cm" style:legend-expansion-aspect-ratio="3.36888888888889" chart:style-name="ch3"/>
        <chart:plot-area chart:style-name="ch4" table:cell-range-address="Sheet1.A3:Sheet1.A10 Sheet1.D2:Sheet1.D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5">
            <chart:title svg:x="5.853cm" svg:y="7.04cm" chart:style-name="ch6">
              <text:p> number of threads</text:p>
            </chart:title>
          </chart:axis>
          <chart:axis chart:dimension="y" chart:name="primary-y" chart:style-name="ch7">
            <chart:title svg:x="0.001cm" svg:y="6.183cm" chart:style-name="ch8">
              <text:p>speedup / nthreads</text:p>
            </chart:title>
            <chart:grid chart:style-name="ch9" chart:class="major"/>
          </chart:axis>
          <chart:series chart:style-name="ch10" chart:values-cell-range-address="Sheet1.D3:Sheet1.D10" chart:label-cell-address="Sheet1.D2:Sheet1.D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D3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6004426545181">
                <text:p>0.936004426545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93723552546423">
                <text:p>0.793723552546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25100616543929">
                <text:p>0.525100616543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338993132335431">
                <text:p>0.338993132335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62831258732117">
                <text:p>0.162831258732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787592820559433">
                <text:p>0.0787592820559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123">
      <style:chart-properties chart:display-label="true" chart:logarithmic="true" chart:minimum="0.6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title svg:x="6.51cm" svg:y="0.297cm" chart:style-name="ch2">
          <text:p>500x500x500</text:p>
        </chart:title>
        <chart:legend chart:legend-position="end" svg:x="12.982cm" svg:y="0.417cm" style:legend-expansion="custom" chartooo:width="2.296cm" chartooo:height="0.904cm" style:legend-expansion-aspect-ratio="2.53982300884956" chart:style-name="ch3"/>
        <chart:plot-area chart:style-name="ch4" table:cell-range-address="Sheet1.A3:Sheet1.A10 Sheet1.E2:Sheet1.E10" chart:data-source-has-labels="row" svg:x="1.132cm" svg:y="0.165cm" svg:width="14.405cm" svg:height="7.057cm">
          <chartooo:coordinate-region svg:x="1.965cm" svg:y="0.391cm" svg:width="13.332cm" svg:height="6.131cm"/>
          <chart:axis chart:dimension="x" chart:name="primary-x" chart:style-name="ch5">
            <chart:title svg:x="5.85cm" svg:y="7.11cm" chart:style-name="ch6">
              <text:p> number of threads</text:p>
            </chart:title>
          </chart:axis>
          <chart:axis chart:dimension="y" chart:name="primary-y" chart:style-name="ch7">
            <chart:title svg:x="0.001cm" svg:y="4.933cm" chart:style-name="ch8">
              <text:p>time, sec</text:p>
            </chart:title>
            <chart:grid chart:style-name="ch9" chart:class="major"/>
          </chart:axis>
          <chart:series chart:style-name="ch10" chart:values-cell-range-address="Sheet1.E3:Sheet1.E10" chart:label-cell-address="Sheet1.E2:Sheet1.E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5.10827">
                <text:p>5.10827</text:p>
                <draw:g>
                  <svg:desc>Sheet1.E3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72365">
                <text:p>2.72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65562">
                <text:p>1.65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29287">
                <text:p>1.29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3976">
                <text:p>1.13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1169">
                <text:p>1.1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16528">
                <text:p>1.1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7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title svg:x="6.452cm" svg:y="0.295cm" chart:style-name="ch2">
          <text:p>500x500x500</text:p>
        </chart:title>
        <chart:legend chart:legend-position="end" svg:x="12.162cm" svg:y="5.459cm" style:legend-expansion="custom" chartooo:width="2.987cm" chartooo:height="1.004cm" style:legend-expansion-aspect-ratio="2.97509960159363" chart:style-name="ch3"/>
        <chart:plot-area chart:style-name="ch4" table:cell-range-address="Sheet1.A3:Sheet1.A10 Sheet1.F2:Sheet1.F10" chart:data-source-has-labels="row" svg:x="1.461cm" svg:y="0.161cm" svg:width="13.963cm" svg:height="7.013cm">
          <chartooo:coordinate-region svg:x="1.95cm" svg:y="0.388cm" svg:width="13.235cm" svg:height="6.086cm"/>
          <chart:axis chart:dimension="x" chart:name="primary-x" chart:style-name="ch5">
            <chart:title svg:x="5.958cm" svg:y="7.052cm" chart:style-name="ch6">
              <text:p> number of threads</text:p>
            </chart:title>
          </chart:axis>
          <chart:axis chart:dimension="y" chart:name="primary-y" chart:style-name="ch7">
            <chart:title svg:x="0.201cm" svg:y="5.701cm" chart:style-name="ch8">
              <text:p>speedup, times</text:p>
            </chart:title>
            <chart:grid chart:style-name="ch9" chart:class="major"/>
          </chart:axis>
          <chart:series chart:style-name="ch10" chart:values-cell-range-address="Sheet1.F3:Sheet1.F10" chart:label-cell-address="Sheet1.F2:Sheet1.F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F3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7552365392029">
                <text:p>1.87552365392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8541211147486">
                <text:p>3.08541211147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95110877350391">
                <text:p>3.95110877350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4818821506282">
                <text:p>4.4818821506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5736144686185">
                <text:p>4.5736144686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4.38372751613346">
                <text:p>4.38372751613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title svg:x="6.441cm" svg:y="0.295cm" chart:style-name="ch2">
          <text:p>500x500x500</text:p>
        </chart:title>
        <chart:legend chart:legend-position="end" svg:x="12.207cm" svg:y="0.347cm" style:legend-expansion="custom" chartooo:width="3.079cm" chartooo:height="0.868cm" style:legend-expansion-aspect-ratio="3.54723502304147" chart:style-name="ch3"/>
        <chart:plot-area chart:style-name="ch4" table:cell-range-address="Sheet1.A3:Sheet1.A10 Sheet1.G2:Sheet1.G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5">
            <chart:title svg:x="5.853cm" svg:y="7.04cm" chart:style-name="ch6">
              <text:p> number of threads</text:p>
            </chart:title>
          </chart:axis>
          <chart:axis chart:dimension="y" chart:name="primary-y" chart:style-name="ch7">
            <chart:title svg:x="0.001cm" svg:y="6.183cm" chart:style-name="ch8">
              <text:p>speedup / nthreads</text:p>
            </chart:title>
            <chart:grid chart:style-name="ch9" chart:class="major"/>
          </chart:axis>
          <chart:series chart:style-name="ch10" chart:values-cell-range-address="Sheet1.G3:Sheet1.G10" chart:label-cell-address="Sheet1.G2:Sheet1.G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G3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7761826960145">
                <text:p>0.937761826960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71353027868714">
                <text:p>0.771353027868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493888596687989">
                <text:p>0.493888596687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80117634414263">
                <text:p>0.280117634414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42925452144328">
                <text:p>0.142925452144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684957424395853">
                <text:p>0.0684957424395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124">
      <style:chart-properties chart:display-label="true" chart:logarithmic="true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title svg:x="6.51cm" svg:y="0.297cm" chart:style-name="ch2">
          <text:p>100x100x100</text:p>
        </chart:title>
        <chart:legend chart:legend-position="end" svg:x="13.005cm" svg:y="0.416cm" style:legend-expansion="custom" chartooo:width="2.273cm" chartooo:height="1.006cm" style:legend-expansion-aspect-ratio="2.25944333996024" chart:style-name="ch3"/>
        <chart:plot-area chart:style-name="ch4" table:cell-range-address="Sheet1.A3:Sheet1.A10 Sheet1.H2:Sheet1.H10" chart:data-source-has-labels="row" svg:x="1.161cm" svg:y="0.165cm" svg:width="14.374cm" svg:height="7.056cm">
          <chartooo:coordinate-region svg:x="2.47cm" svg:y="0.391cm" svg:width="12.825cm" svg:height="6.13cm"/>
          <chart:axis chart:dimension="x" chart:name="primary-x" chart:style-name="ch5">
            <chart:title svg:x="5.864cm" svg:y="7.11cm" chart:style-name="ch6">
              <text:p> number of threads</text:p>
            </chart:title>
          </chart:axis>
          <chart:axis chart:dimension="y" chart:name="primary-y" chart:style-name="ch7">
            <chart:title svg:x="0.001cm" svg:y="4.933cm" chart:style-name="ch8">
              <text:p>time, sec</text:p>
            </chart:title>
            <chart:grid chart:style-name="ch9" chart:class="major"/>
          </chart:axis>
          <chart:series chart:style-name="ch10" chart:values-cell-range-address="Sheet1.H3:Sheet1.H10" chart:label-cell-address="Sheet1.H2:Sheet1.H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0415579">
                <text:p>0.0415579</text:p>
                <draw:g>
                  <svg:desc>Sheet1.H3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16324">
                <text:p>0.0116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119301">
                <text:p>0.0119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815887">
                <text:p>0.00815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603095">
                <text:p>0.00603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0602311">
                <text:p>0.00602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0660096">
                <text:p>0.00660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8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title svg:x="6.416cm" svg:y="0.259cm" chart:style-name="ch2">
          <text:p>100x100x100</text:p>
        </chart:title>
        <chart:legend chart:legend-position="end" svg:x="12.181cm" svg:y="5.458cm" style:legend-expansion="custom" chartooo:width="2.967cm" chartooo:height="0.983cm" style:legend-expansion-aspect-ratio="3.01831129196338" chart:style-name="ch3"/>
        <chart:plot-area chart:style-name="ch4" table:cell-range-address="Sheet1.A3:Sheet1.A10 Sheet1.I2:Sheet1.I10" chart:data-source-has-labels="row" svg:x="1.461cm" svg:y="0.162cm" svg:width="13.963cm" svg:height="7.012cm">
          <chartooo:coordinate-region svg:x="1.95cm" svg:y="0.388cm" svg:width="13.235cm" svg:height="6.086cm"/>
          <chart:axis chart:dimension="x" chart:name="primary-x" chart:style-name="ch5">
            <chart:title svg:x="5.958cm" svg:y="7.052cm" chart:style-name="ch6">
              <text:p> number of threads</text:p>
            </chart:title>
          </chart:axis>
          <chart:axis chart:dimension="y" chart:name="primary-y" chart:style-name="ch7">
            <chart:title svg:x="0.201cm" svg:y="5.702cm" chart:style-name="ch8">
              <text:p>speedup, times</text:p>
            </chart:title>
            <chart:grid chart:style-name="ch9" chart:class="major"/>
          </chart:axis>
          <chart:series chart:style-name="ch10" chart:values-cell-range-address="Sheet1.I3:Sheet1.I10" chart:label-cell-address="Sheet1.I2:Sheet1.I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I3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7259894776658">
                <text:p>3.57259894776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48344942624119">
                <text:p>3.48344942624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09358526364558">
                <text:p>5.09358526364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89077176895846">
                <text:p>6.89077176895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.89974116361813">
                <text:p>6.89974116361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.29573577176653">
                <text:p>6.29573577176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title svg:x="6.441cm" svg:y="0.295cm" chart:style-name="ch2">
          <text:p>100x100x100</text:p>
        </chart:title>
        <chart:legend chart:legend-position="end" svg:x="12.207cm" svg:y="0.347cm" style:legend-expansion="custom" chartooo:width="2.993cm" chartooo:height="0.868cm" style:legend-expansion-aspect-ratio="3.44815668202765" chart:style-name="ch3"/>
        <chart:plot-area chart:style-name="ch4" table:cell-range-address="Sheet1.A3:Sheet1.A10 Sheet1.J2:Sheet1.J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5">
            <chart:title svg:x="5.853cm" svg:y="7.04cm" chart:style-name="ch6">
              <text:p> number of threads</text:p>
            </chart:title>
          </chart:axis>
          <chart:axis chart:dimension="y" chart:name="primary-y" chart:style-name="ch7">
            <chart:title svg:x="0.001cm" svg:y="6.183cm" chart:style-name="ch8">
              <text:p>speedup / nthreads</text:p>
            </chart:title>
            <chart:grid chart:style-name="ch9" chart:class="major"/>
          </chart:axis>
          <chart:series chart:style-name="ch10" chart:values-cell-range-address="Sheet1.J3:Sheet1.J10" chart:label-cell-address="Sheet1.J2:Sheet1.J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J3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629947388329">
                <text:p>1.78629947388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70862356560297">
                <text:p>0.870862356560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636698157955697">
                <text:p>0.636698157955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30673235559903">
                <text:p>0.430673235559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215616911363067">
                <text:p>0.215616911363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98370871433852">
                <text:p>0.098370871433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